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0260d4"/>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officeooo:paragraph-rsid="000260d4" style:font-size-asian="10pt" style:font-size-complex="10pt"/>
    </style:style>
    <style:style style:name="P4" style:family="paragraph" style:parent-style-name="Text_20_body">
      <style:paragraph-properties fo:margin-left="0in" fo:margin-right="0in" fo:text-indent="0in" style:auto-text-indent="false"/>
      <style:text-properties fo:font-size="8pt" officeooo:paragraph-rsid="000336eb" style:font-size-asian="8pt" style:font-size-complex="8pt"/>
    </style:style>
    <style:style style:name="P5" style:family="paragraph" style:parent-style-name="Heading_20_5">
      <style:text-properties officeooo:paragraph-rsid="000260d4"/>
    </style:style>
    <style:style style:name="P6" style:family="paragraph" style:parent-style-name="Heading_20_1">
      <style:text-properties officeooo:paragraph-rsid="000260d4"/>
    </style:style>
    <style:style style:name="P7" style:family="paragraph" style:parent-style-name="Affiliation">
      <style:text-properties officeooo:paragraph-rsid="000260d4"/>
    </style:style>
    <style:style style:name="P8" style:family="paragraph" style:parent-style-name="paper_20_title" style:master-page-name="Standard">
      <style:paragraph-properties style:page-number="auto"/>
      <style:text-properties officeooo:paragraph-rsid="0003dd48"/>
    </style:style>
    <style:style style:name="P9" style:family="paragraph" style:parent-style-name="references">
      <style:text-properties officeooo:paragraph-rsid="000260d4"/>
    </style:style>
    <style:style style:name="P10" style:family="paragraph" style:parent-style-name="Author">
      <style:text-properties officeooo:paragraph-rsid="000260d4"/>
    </style:style>
    <style:style style:name="P11" style:family="paragraph" style:parent-style-name="paper_20_subtitle">
      <style:text-properties officeooo:paragraph-rsid="0003dd48"/>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336e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sian="Times New Roman"/>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260d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etter-spacing="-0.0008in" fo:font-style="normal" style:font-style-asian="normal" style:font-style-complex="normal"/>
    </style:style>
    <style:style style:name="T11" style:family="text">
      <style:text-properties fo:letter-spacing="-0.0008in" fo:font-style="normal" officeooo:rsid="000260d4" style:font-style-asian="normal" style:font-style-complex="normal"/>
    </style:style>
    <style:style style:name="T12" style:family="text">
      <style:text-properties fo:letter-spacing="-0.0008in" fo:font-style="normal" fo:font-weight="normal" style:font-style-asian="normal" style:font-weight-asian="normal" style:font-style-complex="normal" style:font-weight-complex="normal"/>
    </style:style>
    <style:style style:name="T13" style:family="text">
      <style:text-properties fo:letter-spacing="-0.0008in" fo:font-style="normal" fo:font-weight="normal" officeooo:rsid="000336eb" style:font-style-asian="normal" style:font-weight-asian="normal" style:font-style-complex="normal" style:font-weight-complex="normal"/>
    </style:style>
    <style:style style:name="T14" style:family="text">
      <style:text-properties style:text-position="super 58%"/>
    </style:style>
    <style:style style:name="T15" style:family="text">
      <style:text-properties style:text-position="super 58%" fo:font-style="normal" fo:font-weight="normal" style:font-style-asian="normal" style:font-weight-asian="normal" style:font-style-complex="normal" style:font-weight-complex="normal"/>
    </style:style>
    <style:style style:name="T16" style:family="text">
      <style:text-properties style:text-position="super 58%" style:text-underline-style="none"/>
    </style:style>
    <style:style style:name="T17" style:family="text">
      <style:text-properties style:text-position="super 58%" fo:font-weight="normal" style:font-weight-asian="normal" style:font-weight-complex="normal"/>
    </style:style>
    <style:style style:name="T18" style:family="text">
      <style:text-properties style:text-position="super 58%" fo:font-size="10pt" style:font-size-asian="10pt" style:font-size-complex="10pt"/>
    </style:style>
    <style:style style:name="T19" style:family="text">
      <style:text-properties style:text-position="super 58%" fo:font-size="10pt" fo:font-weight="normal" style:font-size-asian="10pt" style:font-weight-asian="normal" style:font-size-complex="10pt" style:font-weight-complex="normal"/>
    </style:style>
    <style:style style:name="T20" style:family="text">
      <style:text-properties officeooo:rsid="000260d4"/>
    </style:style>
    <style:style style:name="T21" style:family="text">
      <style:text-properties officeooo:rsid="0004cd79"/>
    </style:style>
    <style:style style:name="T22" style:family="text">
      <style:text-properties fo:font-weight="bold" style:font-weight-asian="bold" style:font-weight-complex="bold"/>
    </style:style>
    <style:style style:name="T23" style:family="text">
      <style:text-properties fo:font-size="10pt" style:font-size-asian="10pt" style:font-size-complex="10pt"/>
    </style:style>
    <style:style style:name="T24" style:family="text">
      <style:text-properties fo:font-size="10pt" officeooo:rsid="000336eb" style:font-size-asian="10pt" style:font-size-complex="10pt"/>
    </style:style>
    <style:style style:name="T25" style:family="text">
      <style:text-properties officeooo:rsid="000336eb"/>
    </style:style>
    <style:style style:name="T26" style:family="text">
      <style:text-properties officeooo:rsid="0003dd48"/>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7*" fo:start-indent="0.1252in" fo:end-indent="0in"/>
        </style:columns>
      </style:section-properties>
    </style:style>
    <text:list-style style:name="L1">
      <text:list-level-style-number text:level="1" text:style-name="Zeichenformat"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6">Information Security</text:span></text:p>
      <text:p text:style-name="P11"><text:span text:style-name="T26">A cornerstone in teaching online usage</text:span></text:p>
      <text:p text:style-name="Standard"/>
      <text:section text:style-name="Sect1" text:name="Section1">
        <text:p text:style-name="P10"><text:span text:style-name="T20">Victor Rudolfsson</text:span></text:p>
        <text:p text:style-name="P7"><text:span text:style-name="T20">Information Security</text:span></text:p>
        <text:p text:style-name="P7"><text:span text:style-name="T20">Høgskolen i Gjøvik</text:span></text:p>
        <text:p text:style-name="P7"><text:span text:style-name="T20">Gjøvik, Norway</text:span></text:p>
        <text:p text:style-name="Author"/>
        <text:p text:style-name="Affiliation"/>
      </text:section>
      <text:section text:style-name="Sect2" text:name="Section3">
        <text:h text:style-name="Heading_20_1" text:outline-level="1"><text:span text:style-name="T5"><text:s/></text:span>Introduction</text:h>
        <text:p text:style-name="Text_20_body">The amount of people connected to the internet grows continuously, and as more and more people get connected, more threats appear to a greater number of people. However, whereas corporations and organizations in many cases have realized the need to educate their employees in information security to a certain extent to ensure the security of their data, end users have not reached the same level of understanding of how oneself is the key to a secure system. </text:p>
        <text:p text:style-name="Text_20_body">For many end-users, installing an anti-virus software seems sufficient to be secure – although anti-virus software may help the user to stay safe from certain kinds of malware, it is in the end up to the user to avoid them in the first place. Should safe online usage and education perhaps be taught in a far earlier stage than at the corporate level to create safe internet usage habits before unsafe ones are already in place, <text:span text:style-name="T21">and through what means could this be done</text:span>?</text:p>
        <text:h text:style-name="P6" text:outline-level="1"><text:span text:style-name="T20">Teaching Computer Literacy at a young age</text:span></text:h>
        <text:p text:style-name="Text_20_body">About ten to fifteen years ago it wasn't uncommon to have basic IT classes in primary school, if only to introduce the young students to the new phenomena called 'the internet', at the age of 7-10. These basic classes served to teach a young student how to access information online, and how to use search engines to find information, since this would be crucial knowledge later on in their lives. As the internet became a more common commodity in most peoples households, and students were more or less expected to be exposed to it at home, these classes either faded, stayed the same or scaled poorly in regards to security.</text:p>
        <text:p text:style-name="Text_20_body">These classes could still prove useful today, and whereas some countries invest heavily in increasing their populations computer literacy from a young age <text:span text:style-name="T14">[1]</text:span>, security rarely seems to be one of the core values of such education. IT education in primary schools should aim to incorporate basic information security as a core value to a certain degree, to teach the user how to recognize potential threats and avoid them, and to realize that the biggest security threat in an information system is more often than not the user – even when the software and technology is there as a complementary tool.</text:p>
        <text:p text:style-name="P1"><text:span text:style-name="T21">Healthy habits should be formed at an early age, as children are more receptive to new information and learn a lot faster than adults do. It's not uncommon that schools have started to teach the importance of movement and exercise, even in small doses, as a result of the passivity caused by spending a lot of time by the computer amongst children and young adults today; and similarly, the importance of good security policies become more and more necessary as we venture </text:span><text:span text:style-name="T25">further</text:span><text:span text:style-name="T21"> into the information age.</text:span></text:p>
        <text:p text:style-name="Text_20_body"><text:span text:style-name="T21"/></text:p>
        <text:h text:style-name="P6" text:outline-level="1"><text:span text:style-name="T20">Information Loss: Who is to blame?</text:span></text:h>
        <text:p text:style-name="Text_20_body">With the internet of today, malware is not the only threat users are subject to online. Web sites that collect, store and sell personal information can in many cases seem harmless – because they are trusted by the user <text:span text:style-name="T14">[2]</text:span>.<text:span text:style-name="T22"> </text:span>However, this is the same principle most malicious sites build on as well; gaining the trust of the user.</text:p>
        <text:p text:style-name="Text_20_body">It is important to know the risks of storing personal information with a website, as the user may not know how this information is treated. What happens if this website encounters a security breach, for example – how much do you have at stake? </text:p>
        <text:p text:style-name="Text_20_body">As a child, one of the most fundamental rules I was taught about online usage was to <text:span text:style-name="T2">never give out personal information such as name, address or similar</text:span><text:span text:style-name="T7">. This is something most online users consider part of their online behavior today, and is becoming increasingly more common – and the usage of this information to build profiles about users and sell this information has actually become a booming field over the past years</text:span><text:span text:style-name="T15">[3]</text:span><text:span text:style-name="T9">.</text:span></text:p>
        <text:p text:style-name="Text_20_body">Many malicious sites build on the same principle as safe sites; simply asking the user for information whilst giving the user an impression of safety. What makes a site or application safe, is how they store, protect and treat your data – which users should be able to find out in the website's <text:span text:style-name="T2">Privacy Policy </text:span><text:span text:style-name="T16">[4]</text:span>.</text:p>
        <text:p text:style-name="Text_20_body">To break it down even more, information can be lost in two ways: either it's stolen from the user, or the user carelessly gives it away. It's up to the user to identify a risky situation. </text:p>
        <text:p text:style-name="Text_20_body">Because it is such a common practice <text:span text:style-name="T21">for</text:span> websites to request personal information these days, and for users to be required to supply personal information in order to use a service, many users do not even contemplate what actually happens to their information, or how it's dealt with. This opens up for malicious sites to more easily gain the trust of users, as requesting personal information is no longer seen as questionable behavior. </text:p>
        <text:p text:style-name="Text_20_body">Even sites that are perceived as harmless – such as Facebook, Google, or Apple – could at one point prove to be the exact opposite, in the event they suffer a security breach and your information is compromised. In the end, it's all about trust – but if this trust is breached, it's important to know what you have at stake, and this is something users should keep in mind before such a breach of trust occurs. </text:p>
        <text:h text:style-name="P6" text:outline-level="1"><text:span text:style-name="T20">Privacy Policies</text:span></text:h>
        <text:p text:style-name="Text_20_body"><text:span text:style-name="T9">One of the cornerstones of teaching safe online usage is to teach the user how to become aware of how the information he or she may supply is treated and retained, and why. Another </text:span><text:soft-page-break/><text:span text:style-name="T9">important point is to teach the user how to identify potentially untrustworthy websites. For websites that allow use by children below the age of 13, the </text:span><text:span text:style-name="T4">Children's Online Privacy Protection Act (COPPA) </text:span><text:span text:style-name="T9">requires sites to, amongst other things, publish a privacy statement that presents information about how data is collected and used, such as what personal information is collected, whether or not it will be shared by third parties, and how to contact someone at the web site who can answer any questions regarding their privacy policy </text:span><text:span text:style-name="T15">[4]</text:span><text:span text:style-name="T9">.</text:span></text:p>
        <text:p text:style-name="P2"><text:span text:style-name="T12">It is an integral part of safe online usage to be aware of how your information is used, and therefore the ways of which one can become informed of it – and the importance of reading the privacy policy</text:span><text:span text:style-name="T13"> – </text:span><text:span text:style-name="T12">should serve as a fundamental part of education for children as they start using the internet. </text:span><text:span text:style-name="T10"><text:s/></text:span></text:p>
        <text:h text:style-name="Heading_20_1" text:outline-level="1"><text:span text:style-name="T11">Identifying Links</text:span></text:h>
        <text:p text:style-name="Text_20_body"><text:span text:style-name="T23">A big part of questionable </text:span><text:span text:style-name="T24">risky content </text:span><text:span text:style-name="T23">come from advertisement, tempting the user to follow the link to a more malicious website. The first step to identifying the threat posed by this link is to understand that the link comes from an advertisement, and that just because the user considers the site viewed safe, does not mean the advertisement on the site is necessarily safe. Studies have shown that when a websites credibility is supposedly high, users argue less with the advertisements claim and the message has a greater impact</text:span><text:span text:style-name="T18">[1]</text:span><text:span text:style-name="T23">. It is important to understand that many sites use advertising services that generate advertisement independently of the site they're placed on.</text:span><text:span text:style-name="T19">[3]</text:span></text:p>
        <text:p text:style-name="P3">Knowing where advertisement is placed on a website, and how to know if a banner or hyperlink is advertisement or part of the source website plays a key role in knowing what links to trust, and simple ways of deciding this should be taught as part of basic computer literacy classes – for example by hovering the cursor over the banner or hyperlink, and comparing the URL shown in the status bar of the browser with the one shown in the address bar; teaching the user to react accordingly if the URLs are fundamentally different, or the URL shown in the status bar contains words related to advertisement business.</text:p>
        <text:p text:style-name="P4"><text:span text:style-name="T6">(</text:span><text:span text:style-name="T4">see attachment a for an example of an ad blending in as a core element of a site</text:span><text:span text:style-name="T6">)</text:span></text:p>
        <text:h text:style-name="Heading_20_1" text:outline-level="1"><text:span text:style-name="T20">Effective passphrase creation habits</text:span> </text:h>
        <text:p text:style-name="P2">A key part, literally, in keeping ones information safe is usually by safeguarding it with a password. It's no new idea that users should use a different password on every site - but passwords are used in such a big portion of services online, that it becomes virtually impossible for users to use a different password for every single service they use. Therefore a sustainable, scalable password policy should be taught so that it forms a habit – preferably even before using passwords become a habit – to create passwords that are inherently different for every site, but using a pattern that makes it easy to remember. For example, writing your favorite food, or your favorite quote, with every vowel replaced with a number resembling that vowel, ending with the name of the website it's used on, and separating every word with a special character (for example, if my favorite quote was “<text:span text:style-name="T3">I am become death</text:span>”, a password for my Google account could be “<text:span text:style-name="T25">1&amp;4m&amp;b3c0m3&amp;d34th</text:span><text:span text:style-name="T2">&amp;g00gl3</text:span>”).</text:p>
        <text:p text:style-name="P2">By using such patterns, and making it a habit even before using passwords has become a habit, guessing a password could become significantly more complicated for a potential attacker. However, one should also remember that the amount of characters in a users password could play a similar role in strengthening it, and simply using a lot of characters could just as well make a users password stronger – whether or not it contains special characters. </text:p>
        <text:p text:style-name="P2">Teaching the importance of privacy and safety online at a young age could help to reduce the amount of malware infected systems, and raise the general awareness about the risks one takes when browsing the internet. This could greatly reduce the workload in several areas such as law enforcement by reducing the amount of requests they have to deal with, IT <text:span text:style-name="T25">help desks</text:span> and IT recovery, and so on – but more importantly, it would reduce the amount of loss suffered by the average user in a preventive manner rather than a post-incident manner.</text:p>
        <text:p text:style-name="P2">Internet usage taught at a young age should teach online usage from a safety perspective, where sound habits are formed with privacy and security in mind <text:span text:style-name="T14">[7]</text:span>. IT education for young students should aim to create effective habits in keeping private data confidential by teaching sound password creation and memorization habits, teaching the student how to learn about a sites privacy policy and the importance of it, and how to distinguish between threats, and non-threats – as well as identifying that threats are out there. </text:p>
        <text:p text:style-name="P2">Not only should the user learn to approach content with thinking before clicking – but also questioning before submitting. Why exactly does a given website require certain information from the user, and what will happen to it? </text:p>
        <text:p text:style-name="P5"><text:span text:style-name="T20">Conclusion</text:span></text:p>
        <text:p text:style-name="P1"><text:span text:style-name="T20">As consistent habits are more easily formed at a younger age, and the information age is still somewhat new to the world (in comparison to </text:span><text:span text:style-name="T8">the industrial era, for example), with only a few decades having passed, I believe it would only make sense to prepare children with good consistent habits on information security; changing already set habits is significantly harder, especially as we grow older. </text:span></text:p>
        <text:p text:style-name="P1"><text:span text:style-name="T8">Therefore basic routines such as being informed of what information different entities may have on you, why they have it and how they use it when you are not in control of it, as well as how to protect your information when you are in control of it, is essential in preparation for a life in a fast paced information age.</text:span></text:p>
        <text:p text:style-name="Heading_20_5">References</text:p>
        <text:list xml:id="list1381758200" text:style-name="WW8Num6">
          <text:list-item>
            <text:p text:style-name="references">Tiger Leap Foundation, Estonia, http://www.tiigrihype.ee/et/uudised/programmeerimine-jouab-iga-koolilapseni</text:p>
          </text:list-item>
          <text:list-item>
            <text:p text:style-name="P9">“<text:span text:style-name="T2">Location, Location, Location: Insights for Advertising Placement on the Web</text:span>”, July 01 2001, Journal of Advertising Research, Shamdanasi, Prem N.; Stanaland, Andrea J. S; Tan, Juliana</text:p>
          </text:list-item>
          <text:list-item>
            <text:p text:style-name="P9">Arshad Mohammed and Sara Kehaulani Goo, June 15, 2006 http://msl1.mit.edu/furdlog/docs/washpost/2006-05-15_washpost_data_mining.pdf</text:p>
          </text:list-item>
          <text:list-item>
            <text:p text:style-name="references">“<text:span text:style-name="T2">A Privacy Policy Model for Enterprises</text:span>”, Gunter Karjoth and Matthias Schunter, IBM Research, http://semper.schunter.org/sirene/publ/KaSc02.privacyASL.CSFW02-final.pdf </text:p>
          </text:list-item>
          <text:list-item>
            <text:p text:style-name="references">Children's Online Privacy Protection Act of 1998 (http://www.ftc.gov/ogc/coppa1.htm) </text:p>
          </text:list-item>
          <text:list-item>
            <text:p text:style-name="references"><text:span text:style-name="T2">User-Generated Advertising, </text:span><text:span text:style-name="T7">United States Patent Application Publication US2009/0112685 A1</text:span>, http://www.google.no/patents?vid=USPATAPP11925250&amp;printsec=abstract</text:p>
          </text:list-item>
          <text:list-item>
            <text:p text:style-name="references">“<text:span text:style-name="T2">Facebook and Online Privacy: Attitudes, Behaviors, and Unintended Consequences</text:span>”, 17 Nov 2009, Volume 15, pages 83–108 (http://onlinelibrary.wiley.com/doi/10.1111/j.1083-6101.2009.01494.x/pdf)</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style:contextual-spacing="false" fo:text-align="start" style:justify-single-word="false" fo:keep-together="always" fo:text-indent="-0.2in"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line-height="0.1665in" fo:text-align="justify" style:justify-single-word="false" fo:text-indent="0.1252in" style:auto-text-indent="false">
        <style:tab-stops>
          <style:tab-stop style:position="0.3752in"/>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top="0in" fo:margin-bottom="0.139in" style:contextual-spacing="false"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 fo:font-size="11pt" fo:language="en" fo:country="US" style:font-name-asian="SimSun" style:font-size-asian="11pt" style:language-asian="none"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style:contextual-spacing="false" fo:text-align="center"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footnote" style:family="paragraph" style:list-style-name="WW8Num2">
      <style:paragraph-properties fo:margin-top="0in" fo:margin-bottom="0.028in" style:contextual-spacing="false"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in" fo:margin-right="0in" fo:margin-top="0in" fo:margin-bottom="0.0835in" style:contextual-spacing="false"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none"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text-properties style:use-window-font-color="true" style:font-name="Times New Roman" fo:font-size="14pt" fo:language="en" fo:country="US" style:font-name-asian="MS Mincho" style:font-size-asian="14pt" style:language-asian="none"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 fo:font-size="24pt" fo:language="en" fo:country="US" style:font-name-asian="MS Mincho" style:font-size-asian="24pt" style:language-asian="none" style:country-asian="none" style:font-name-complex="Times New Roman" style:font-size-complex="24pt" style:language-complex="ar" style:country-complex="SA"/>
    </style:style>
    <style:style style:name="references" style:family="paragraph" style:list-style-name="WW8Num6">
      <style:paragraph-properties fo:margin-top="0in" fo:margin-bottom="0.0346in" style:contextual-spacing="false" fo:line-height="0.1252in" fo:text-align="justify" style:justify-single-word="false" fo:orphans="2" fo:widows="2"/>
      <style:text-properties style:use-window-font-color="true" style:font-name="Times New Roman" fo:font-size="8pt" fo:language="en" fo:country="US" style:font-name-asian="MS Mincho" style:font-size-asian="8pt" style:language-asian="none" style:country-asian="none" style:font-name-complex="Times New Roman" style:font-size-complex="8pt" style:language-complex="ar" style:country-complex="SA"/>
    </style:style>
    <style:style style:name="sponsors" style:family="paragraph">
      <style:paragraph-properties fo:margin="100%"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0.6736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09-06T20:24:00</meta:creation-date>
    <dc:date>2012-11-30T11:40:47</dc:date>
    <meta:editing-cycles>4</meta:editing-cycles>
    <meta:editing-duration>PT2H15M27S</meta:editing-duration>
    <meta:generator>LibreOffice/3.6$Linux_X86_64 LibreOffice_project/360m1$Build-2</meta:generator>
    <meta:document-statistic meta:table-count="0" meta:image-count="0" meta:object-count="0" meta:page-count="2" meta:paragraph-count="45" meta:word-count="2020" meta:character-count="12234" meta:non-whitespace-character-count="10257"/>
    <meta:user-defined meta:name="Info 1"/>
    <meta:user-defined meta:name="Info 2"/>
    <meta:user-defined meta:name="Info 3"/>
    <meta:user-defined meta:name="Info 4"/>
  </office:meta>
</office:document-meta>
</file>